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margin-top="0.0694in" fo:margin-bottom="0.0694in" fo:line-height="100%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8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1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121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2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3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4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5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6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7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2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IML House Price Predictor</text:p>
      <text:p text:style-name="P2">1. Project Title:</text:p>
      <text:p text:style-name="P3"><text:span text:style-name="T4">IML House Price Predictor</text:span></text:p>
      <text:p text:style-name="P5">2. Introduction:</text:p>
      <text:p text:style-name="P6">The IML House Price Predictor is a machine learning-based project designed to estimate housing prices in Ames, Iowa, using key features from the Ames Housing dataset. The project uses a Random Forest Regressor model, trained and tested on selected influential features, to provide price predictions based on user input.</text:p>
      <text:p text:style-name="P7">3. Objective:</text:p>
      <text:p text:style-name="P8">The objective of this project is to apply supervised machine learning techniques to build a regression model that predicts house prices accurately using selected numeric features. Additionally, a simple graphical user interface (GUI) is provided to demonstrate the model's usage.</text:p>
      <text:p text:style-name="P9">4. Technologies Used:</text:p>
      <text:list text:style-name="LFO1" text:continue-numbering="true">
        <text:list-item>
          <text:p text:style-name="P10">Python 3.13</text:p>
        </text:list-item>
        <text:list-item>
          <text:p text:style-name="P11">scikit-learn</text:p>
        </text:list-item>
        <text:list-item>
          <text:p text:style-name="P12">Pandas</text:p>
        </text:list-item>
        <text:list-item>
          <text:p text:style-name="P13">NumPy</text:p>
        </text:list-item>
        <text:list-item>
          <text:p text:style-name="P14">Matplotlib</text:p>
        </text:list-item>
        <text:list-item>
          <text:p text:style-name="P15">Tkinter (for GUI)</text:p>
        </text:list-item>
        <text:list-item>
          <text:p text:style-name="P16">Joblib (for model serialization)</text:p>
        </text:list-item>
      </text:list>
      <text:p text:style-name="P17">5. Dataset:</text:p>
      <text:list text:style-name="LFO2" text:continue-numbering="true">
        <text:list-item>
          <text:p text:style-name="P18"><text:span text:style-name="T19">Source:</text:span><text:span text:style-name="T20"><text:s/>Ames Housing Dataset</text:span></text:p>
        </text:list-item>
        <text:list-item>
          <text:p text:style-name="P21"><text:span text:style-name="T22">Format:</text:span><text:span text:style-name="T23"><text:s/>CSV (</text:span><text:span text:style-name="T24">AmesHousing.csv</text:span><text:span text:style-name="T25">)</text:span></text:p>
        </text:list-item>
        <text:list-item>
          <text:p text:style-name="P26"><text:span text:style-name="T27">Features Used:</text:span></text:p>
          <text:list text:continue-numbering="true">
            <text:list-item>
              <text:p text:style-name="P28"><text:span text:style-name="T29">OverallQual</text:span><text:span text:style-name="T30">: Overall material and finish quality</text:span></text:p>
            </text:list-item>
            <text:list-item>
              <text:p text:style-name="P31"><text:span text:style-name="T32">GrLivArea</text:span><text:span text:style-name="T33">: Above grade (ground) living area (square feet)</text:span></text:p>
            </text:list-item>
            <text:list-item>
              <text:p text:style-name="P34"><text:span text:style-name="T35">GarageCars</text:span><text:span text:style-name="T36">: Size of garage in car capacity</text:span></text:p>
            </text:list-item>
            <text:list-item>
              <text:p text:style-name="P37"><text:span text:style-name="T38">GarageArea</text:span><text:span text:style-name="T39">: Size of garage in square feet</text:span></text:p>
            </text:list-item>
            <text:list-item>
              <text:p text:style-name="P40"><text:span text:style-name="T41">TotalBsmtSF</text:span><text:span text:style-name="T42">: Total square feet of basement area</text:span></text:p>
            </text:list-item>
            <text:list-item>
              <text:p text:style-name="P43"><text:span text:style-name="T44">FullBath</text:span><text:span text:style-name="T45">: Full bathrooms above grade</text:span></text:p>
            </text:list-item>
            <text:list-item>
              <text:p text:style-name="P46"><text:span text:style-name="T47">YearBuilt</text:span><text:span text:style-name="T48">: Original construction year</text:span></text:p>
            </text:list-item>
          </text:list>
        </text:list-item>
        <text:list-item>
          <text:p text:style-name="P49"><text:span text:style-name="T50">Target Variable:</text:span></text:p>
          <text:list text:continue-numbering="true">
            <text:list-item>
              <text:p text:style-name="P51"><text:span text:style-name="T52">SalePrice</text:span><text:span text:style-name="T53">: Property sale price</text:span></text:p>
            </text:list-item>
          </text:list>
        </text:list-item>
      </text:list>
      <text:p text:style-name="P54"/>
      <text:p text:style-name="P55"/>
      <text:p text:style-name="P56">6. Methodology:</text:p>
      <text:p text:style-name="P57">6.1 Data Preprocessing</text:p>
      <text:list text:style-name="LFO3" text:continue-numbering="true">
        <text:list-item>
          <text:p text:style-name="P58"><text:span text:style-name="T59">Missing values are handled using<text:s/></text:span><text:span text:style-name="T60">SimpleImputer</text:span><text:span text:style-name="T61"><text:s/>with the mean strategy.</text:span></text:p>
        </text:list-item>
        <text:list-item>
          <text:p text:style-name="P62">Feature scaling is not applied since tree-based models like Random Forest do not require it.</text:p>
        </text:list-item>
      </text:list>
      <text:p text:style-name="P63">6.2 Model Training</text:p>
      <text:list text:style-name="LFO4" text:continue-numbering="true">
        <text:list-item>
          <text:p text:style-name="P64">Train-test split: 80% training and 20% testing.</text:p>
        </text:list-item>
        <text:list-item>
          <text:p text:style-name="P65"><text:span text:style-name="T66">Model used:<text:s/></text:span><text:span text:style-name="T67">RandomForestRegressor</text:span></text:p>
        </text:list-item>
        <text:list-item>
          <text:p text:style-name="P68">Model evaluation metrics:</text:p>
          <text:list text:continue-numbering="true">
            <text:list-item>
              <text:p text:style-name="P69"><text:span text:style-name="T70">RMSE (Root Mean Squared Error):</text:span><text:span text:style-name="T71"><text:s/>~32,978</text:span></text:p>
            </text:list-item>
            <text:list-item>
              <text:p text:style-name="P72"><text:span text:style-name="T73">R² Score:</text:span><text:span text:style-name="T74"><text:s/>~0.864</text:span></text:p>
            </text:list-item>
          </text:list>
        </text:list-item>
      </text:list>
      <text:p text:style-name="P75">6.3 Feature Importance</text:p>
      <text:p text:style-name="P76">Feature importances were extracted from the trained model and visualized using a horizontal bar chart. The chart was saved to:</text:p>
      <text:p text:style-name="P77">outputs/feature_importance.png</text:p>
      <text:p text:style-name="P78">6.4 Model Saving</text:p>
      <text:p text:style-name="P79">Both the trained model and the imputer are saved using Joblib:</text:p>
      <text:p text:style-name="P80">model/house_price_model.pkl</text:p>
      <text:p text:style-name="P81">model/model/imputer.pkl</text:p>
      <text:p text:style-name="P82">7. GUI Application:</text:p>
      <text:p text:style-name="P83">A Tkinter-based interface allows the user to input the following fields:</text:p>
      <text:list text:style-name="LFO5" text:continue-numbering="true">
        <text:list-item>
          <text:p text:style-name="P84">OverallQual</text:p>
        </text:list-item>
        <text:list-item>
          <text:p text:style-name="P85">GrLivArea</text:p>
        </text:list-item>
        <text:list-item>
          <text:p text:style-name="P86">GarageCars</text:p>
        </text:list-item>
        <text:list-item>
          <text:p text:style-name="P87">GarageArea</text:p>
        </text:list-item>
        <text:list-item>
          <text:p text:style-name="P88">TotalBsmtSF</text:p>
        </text:list-item>
        <text:list-item>
          <text:p text:style-name="P89">FullBath</text:p>
        </text:list-item>
        <text:list-item>
          <text:p text:style-name="P90">YearBuilt</text:p>
        </text:list-item>
      </text:list>
      <text:p text:style-name="P91"><text:span text:style-name="T92">On clicking<text:s/></text:span><text:span text:style-name="T93">"Predict Price"</text:span><text:span text:style-name="T94">, the model predicts the house price using the entered values and displays it in a popup window.</text:span></text:p>
      <text:p text:style-name="P95"/>
      <text:p text:style-name="P96"/>
      <text:p text:style-name="P97">8. Folder Structure:</text:p>
      <text:p text:style-name="P98">AmesHousePricePredictor/</text:p>
      <text:p text:style-name="P99">│</text:p>
      <text:p text:style-name="P100">├── dataset/</text:p>
      <text:p text:style-name="P101">│ <text:s text:c="2"/>└── AmesHousing.csv</text:p>
      <text:p text:style-name="P102">│</text:p>
      <text:p text:style-name="P103">├── model/</text:p>
      <text:p text:style-name="P104">│ <text:s text:c="2"/>├── house_price_model.pkl</text:p>
      <text:p text:style-name="P105">│ <text:s text:c="2"/>└── imputer.pkl</text:p>
      <text:p text:style-name="P106">│</text:p>
      <text:p text:style-name="P107">├── outputs/</text:p>
      <text:p text:style-name="P108">│ <text:s text:c="2"/>└── feature_importance.png</text:p>
      <text:p text:style-name="P109">│</text:p>
      <text:p text:style-name="P110">├── gui/</text:p>
      <text:p text:style-name="P111">│ <text:s text:c="2"/>└── app.py</text:p>
      <text:p text:style-name="P112">│</text:p>
      <text:p text:style-name="P113">└── model/</text:p>
      <text:p text:style-name="P114"><text:s text:c="4"/>└── train_model.py</text:p>
      <text:p text:style-name="P115">9. Future Enhancements:</text:p>
      <text:list text:style-name="LFO6" text:continue-numbering="true">
        <text:list-item>
          <text:p text:style-name="P116">Add more features from the dataset to improve accuracy.</text:p>
        </text:list-item>
        <text:list-item>
          <text:p text:style-name="P117">Use other regression models (like Gradient Boosting, XGBoost).</text:p>
        </text:list-item>
        <text:list-item>
          <text:p text:style-name="P118">Deploy the app as a web service using Flask or Streamlit.</text:p>
        </text:list-item>
        <text:list-item>
          <text:p text:style-name="P119">Add visualizations and summaries in the GUI.</text:p>
        </text:list-item>
      </text:list>
      <text:p text:style-name="P120">10.<text:s/>Example to test:</text:p>
      <text:p text:style-name="P121">OverallQual<text:s/>= 7</text:p>
      <text:p text:style-name="P122">GrLivArea<text:s/>= 1800</text:p>
      <text:p text:style-name="P123">GarageCars<text:s/>= 2</text:p>
      <text:p text:style-name="P124">GarageArea<text:s/>= 400</text:p>
      <text:p text:style-name="P125">TotalBsmtSF<text:s/>= 900</text:p>
      <text:p text:style-name="P126">FullBath<text:s/>= 2</text:p>
      <text:p text:style-name="P127">YearBuilt<text:s/>= 1998</text:p>
      <text:p text:style-name="P12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5-05-31T01:50:00Z</meta:creation-date>
    <dc:date>2025-05-31T01:58:00Z</dc:date>
    <meta:template xlink:href="Normal" xlink:type="simple"/>
    <meta:editing-cycles>1</meta:editing-cycles>
    <meta:editing-duration>PT480S</meta:editing-duration>
    <meta:document-statistic meta:page-count="3" meta:paragraph-count="5" meta:word-count="433" meta:character-count="2901" meta:row-count="20" meta:non-whitespace-character-count="2473"/>
  </office:meta>
</office:document-meta>
</file>